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rator Mono Lig Book" svg:font-family="'Operator Mono Lig Book', 'SF Mono', Consolas, 'Source Code Pro', 'Dank Mono', 'Fira Code', Menlo, Inconsolata, 'Droid Sans Mono', 'DejaVu Sans Mono', 'Ubuntu Mono', 'Courier New', Courier, Monaco, monospace, Consolas, 'Courier New', monospace"/>
    <style:font-face style:name="apple-system" svg:font-family="apple-system, BlinkMacSystemFont, 'Segoe UI',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line-height="150%"/>
      <style:text-properties style:font-name="Arial"/>
    </style:style>
    <style:style style:name="P2" style:family="paragraph" style:parent-style-name="Standard">
      <style:paragraph-properties fo:line-height="150%"/>
      <style:text-properties officeooo:rsid="000e9c10" officeooo:paragraph-rsid="00107a4f"/>
    </style:style>
    <style:style style:name="P3" style:family="paragraph" style:parent-style-name="Standard">
      <style:paragraph-properties fo:line-height="150%"/>
      <style:text-properties style:font-name="Arial" officeooo:rsid="000e9c10" officeooo:paragraph-rsid="000e9c10"/>
    </style:style>
    <style:style style:name="P4" style:family="paragraph" style:parent-style-name="Standard">
      <style:paragraph-properties fo:line-height="150%"/>
      <style:text-properties style:font-name="Arial" officeooo:rsid="000e9c10" officeooo:paragraph-rsid="00107a4f"/>
    </style:style>
    <style:style style:name="P5" style:family="paragraph" style:parent-style-name="Standard">
      <style:paragraph-properties fo:line-height="150%"/>
      <style:text-properties style:font-name="Arial" officeooo:rsid="000e9c10" officeooo:paragraph-rsid="00127024"/>
    </style:style>
    <style:style style:name="P6" style:family="paragraph" style:parent-style-name="Standard">
      <style:paragraph-properties fo:line-height="150%"/>
      <style:text-properties style:font-name="Arial" officeooo:rsid="00107a4f" officeooo:paragraph-rsid="00107a4f"/>
    </style:style>
    <style:style style:name="T1" style:family="text">
      <style:text-properties fo:font-weight="bold" officeooo:rsid="000fb443" style:font-weight-asian="bold" style:font-weight-complex="bold"/>
    </style:style>
    <style:style style:name="T2" style:family="text">
      <style:text-properties officeooo:rsid="000fb443"/>
    </style:style>
    <style:style style:name="T3" style:family="text">
      <style:text-properties style:font-name="Arial"/>
    </style:style>
    <style:style style:name="T4" style:family="text">
      <style:text-properties style:font-name="Arial" officeooo:rsid="00127024"/>
    </style:style>
    <style:style style:name="T5" style:family="text">
      <style:text-properties officeooo:rsid="00107a4f"/>
    </style:style>
    <style:style style:name="T6" style:family="text">
      <style:text-properties officeooo:rsid="00127024"/>
    </style:style>
    <style:style style:name="T7" style:family="text">
      <style:text-properties fo:color="#c9211e" loext:opacity="100%"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ração de fractal de Mandelbrot com interface</text:p>
      <text:p text:style-name="P3"/>
      <text:p text:style-name="P6"><text:span text:style-name="T7">IMPORTANTE: TODO O TRABALHO FOI CONSTRUÍDO UTILIZANDO WINDOWS.</text:span></text:p>
      <text:p text:style-name="P3"/>
      <text:h text:style-name="P1" text:outline-level="3">Aplicação:</text:h>
      <text:p text:style-name="P3"><text:tab/>A aplicação consiste em uma interface, em python, que possibilita a geração de uma imagem ppm de uma fractal de Mandelbrot que utiliza uma biblioteca <text:span text:style-name="T2">compartilhada</text:span> impleme<text:span text:style-name="T5">n</text:span>tada em C (o código da fractal de Mandelbrot é de autoria de Andrej Bauer, disponível em gist.github.com/andrejbauer/7919569).</text:p>
      <text:p text:style-name="P3"/>
      <text:h text:style-name="Heading_20_3" text:outline-level="3">Implementação:</text:h>
      <text:p text:style-name="P3"><text:tab/><text:span text:style-name="T2">O trabalho desenvolveu a interface utilizando a biblioteca </text:span><text:span text:style-name="T1">PySimpleGUI</text:span><text:span text:style-name="T2">, que possibilitou a criação do layout, que consiste nos campos de entrada de dados, botão para entrada dos parâmetros e a exibição da imagem da fractal gerada.</text:span></text:p>
      <text:p text:style-name="P3"><text:tab/><text:span text:style-name="T2">Além disso o código de interface também possui a biblioteca </text:span><text:span text:style-name="T1">ctypes</text:span><text:span text:style-name="T2">, que viabilza a compatibilidade com dados da linguagem C, e a chamada de funções através de DLLs ou bibliotecas compartilhadas.</text:span></text:p>
      <text:p text:style-name="P4"><text:tab/>O código em C, que é a fractal de Mandelbrot, sofreu poucas alterações, <text:span text:style-name="T2">as alterações apenas se referem a renomeação da classe e adição dos parâmetros. O código gera uma imagem .ppm </text:span><text:span text:style-name="T6">e salva na pasta raíz</text:span><text:span text:style-name="T2">. </text:span></text:p>
      <text:p text:style-name="P4"><text:span text:style-name="T2"><text:tab/>A compilação desse código </text:span><text:span text:style-name="T5">em C</text:span><text:span text:style-name="T2"> recebe argumentos que geram um arquivo .so, </text:span><text:span text:style-name="T5">ele</text:span><text:span text:style-name="T2"> resulta em uma biblioteca compartilhada, onde será posteriormente acessada pelo código em python utilizando “ctypes.CDLL()”, </text:span><text:span text:style-name="T5">que é a função utilizada para fazer o carregamento das bibliotecas. Com isso é possível acessar todos os métodos presentes na biblioteca, no caso desse trabalho, apenas uma função.</text:span></text:p>
      <text:p text:style-name="P5"><text:tab/><text:span text:style-name="T5">Para finalizar a comunicação, os campos preenchidos na interface em python são obtidos através do “PySimpleGUI.Window(layout).values.values[campo]”, e passados utilizando o objeto </text:span><text:span text:style-name="T6">retornado no parágrafo anterior “</text:span><text:span text:style-name="T2">ctypes.CDLL(</text:span><text:span text:style-name="T6">mlibExt.so</text:span><text:span text:style-name="T2">)”</text:span><text:span text:style-name="T6">, com a função “argtypes” onde são especificados os tipos de dados, e, depois, a própria função da biblioteca e, finalmente, os dados.</text:span></text:p>
      <text:p text:style-name="P2"><text:span text:style-name="T3"><text:tab/></text:span><text:span text:style-name="T4">E, então, é exibida a imagem .ppm gerada na interfa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rator Mono Lig Book" svg:font-family="'Operator Mono Lig Book', 'SF Mono', Consolas, 'Source Code Pro', 'Dank Mono', 'Fira Code', Menlo, Inconsolata, 'Droid Sans Mono', 'DejaVu Sans Mono', 'Ubuntu Mono', 'Courier New', Courier, Monaco, monospace, Consolas, 'Courier New', monospace"/>
    <style:font-face style:name="apple-system" svg:font-family="apple-system, BlinkMacSystemFont, 'Segoe UI', Helvetica, Arial, sans-serif, 'Apple Color Emoji', 'Segoe UI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11:46:09.942000000</meta:creation-date>
    <dc:date>2022-10-20T18:12:00.098000000</dc:date>
    <meta:editing-duration>PT6M</meta:editing-duration>
    <meta:editing-cycles>1</meta:editing-cycles>
    <meta:document-statistic meta:table-count="0" meta:image-count="0" meta:object-count="0" meta:page-count="1" meta:paragraph-count="11" meta:word-count="281" meta:character-count="1875" meta:non-whitespace-character-count="1597"/>
    <meta:generator>LibreOffice/7.1.3.2$Windows_X86_64 LibreOffice_project/47f78053abe362b9384784d31a6e56f8511eb1c1</meta:generator>
  </office:meta>
</office:document-meta>
</file>